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7e9d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T1" style:family="text">
      <style:text-properties officeooo:rsid="0007ca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7"/>
      <text:p text:style-name="P7"/>
      <text:p text:style-name="P7">Dilluns<text:tab/>25/09/23</text:p>
      <text:p text:style-name="P2"/>
      <text:p text:style-name="P2">Presentació assignatura.</text:p>
      <text:p text:style-name="P4">Comentem l'ús del lloc web.</text:p>
      <text:p text:style-name="P3">Comentem les normes del taller.</text:p>
      <text:p text:style-name="P3"/>
      <text:p text:style-name="P5">Comentem equip personal de protecció</text:p>
      <text:p text:style-name="P5">Veure catàleg “<text:a xlink:type="simple" xlink:href="https://www.laherramientabalear.com/web/content/82158">Herramienta Balear</text:a>”</text:p>
      <text:p text:style-name="P5"/>
      <text:p text:style-name="P6">Feim pressupost d'equip de protecció.</text:p>
      <text:p text:style-name="P6"/>
      <text:p text:style-name="P6"/>
      <text:p text:style-name="P6">Comentem apartats </text:p>
      <text:p text:style-name="P6">1.1 Condicions del lloc de feina</text:p>
      <text:p text:style-name="P6">1.2 Màquines</text:p>
      <text:p text:style-name="P10"/>
      <text:p text:style-name="P7">Dimarts<text:tab/>26/09/23</text:p>
      <text:p text:style-name="P9"/>
      <text:p text:style-name="P9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9">Comencem a comentar l'apartat 1.3.1 Equipament bàsic</text:p>
      <text:p text:style-name="P12"/>
      <text:p text:style-name="P9">Comentem serra d'arc</text:p>
      <text:p text:style-name="P9">Vídeo “<text:a xlink:type="simple" xlink:href="https://youtu.be/Rk6YHFmFMbk?si=Vr0bI1OlRbMr2DJ9">Cómo cortar con sierra de arco</text:a>”</text:p>
      <text:p text:style-name="P11"/>
      <text:p text:style-name="P13">Baixam al taller per preparar les serres d'arc i fer una prova de tall de pletina.</text:p>
      <text:p text:style-name="P13"/>
      <text:p text:style-name="P7"/>
      <text:p text:style-name="P7">Dimecres<text:tab/>27/09/23</text:p>
      <text:p text:style-name="P7"/>
      <text:p text:style-name="P7"/>
      <text:p text:style-name="P7">Dijous<text:tab/><text:tab/>28/09/23</text:p>
      <text:p text:style-name="P7"/>
      <text:p text:style-name="P7"/>
      <text:p text:style-name="P7">Divendres<text:tab/> 29/09/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09-25T22:03:29.031620964</dc:date>
    <meta:editing-duration>PT9M27S</meta:editing-duration>
    <meta:editing-cycles>8</meta:editing-cycles>
    <meta:document-statistic meta:table-count="0" meta:image-count="0" meta:object-count="0" meta:page-count="1" meta:paragraph-count="20" meta:word-count="95" meta:character-count="624" meta:non-whitespace-character-count="546"/>
  </office:meta>
</office:document-meta>
</file>